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4pt" officeooo:rsid="0002cc2d" officeooo:paragraph-rsid="0002cc2d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Times New Roman" fo:font-size="14pt" officeooo:paragraph-rsid="000e33ed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Times New Roman" fo:font-size="14pt" officeooo:paragraph-rsid="001473a7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Times New Roman" fo:font-size="14pt" officeooo:paragraph-rsid="001fcca4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Times New Roman" fo:font-size="14pt" officeooo:paragraph-rsid="00209af2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Times New Roman" fo:font-size="14pt" officeooo:paragraph-rsid="003e5859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Times New Roman" fo:font-size="14pt" officeooo:paragraph-rsid="003fbf3d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officeooo:paragraph-rsid="0043723f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Times New Roman" fo:font-size="14pt" officeooo:rsid="0043af85" officeooo:paragraph-rsid="0043af85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Times New Roman" fo:font-size="14pt" fo:font-style="italic" fo:font-weight="bold" officeooo:paragraph-rsid="00209af2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line-height="150%"/>
      <style:text-properties style:font-name="Times New Roman" fo:font-size="14pt" fo:font-style="italic" fo:font-weight="bold" officeooo:paragraph-rsid="004b9d6c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line-height="150%"/>
      <style:text-properties style:font-name="Times New Roman" fo:font-size="14pt" fo:font-style="italic" fo:font-weight="bold" officeooo:paragraph-rsid="004d8793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04b32d"/>
    </style:style>
    <style:style style:name="T2" style:family="text">
      <style:text-properties fo:language="en" fo:country="US" officeooo:rsid="0015dcf6"/>
    </style:style>
    <style:style style:name="T3" style:family="text">
      <style:text-properties fo:language="en" fo:country="US" officeooo:rsid="001a35fd"/>
    </style:style>
    <style:style style:name="T4" style:family="text">
      <style:text-properties fo:language="en" fo:country="US" officeooo:rsid="001c97fd"/>
    </style:style>
    <style:style style:name="T5" style:family="text">
      <style:text-properties fo:language="en" fo:country="US" fo:font-weight="bold" officeooo:rsid="001a35fd" style:font-weight-asian="bold" style:font-weight-complex="bold"/>
    </style:style>
    <style:style style:name="T6" style:family="text">
      <style:text-properties fo:language="en" fo:country="US" fo:font-weight="bold" officeooo:rsid="001d9a80" style:font-weight-asian="bold" style:font-weight-complex="bold"/>
    </style:style>
    <style:style style:name="T7" style:family="text">
      <style:text-properties fo:language="en" fo:country="US" fo:font-weight="normal" officeooo:rsid="001d9a80" style:font-weight-asian="normal" style:font-weight-complex="normal"/>
    </style:style>
    <style:style style:name="T8" style:family="text">
      <style:text-properties fo:language="en" fo:country="US" fo:font-weight="normal" officeooo:rsid="00473737" style:font-weight-asian="normal" style:font-weight-complex="normal"/>
    </style:style>
    <style:style style:name="T9" style:family="text">
      <style:text-properties fo:language="en" fo:country="US" fo:font-style="italic" fo:font-weight="bold" officeooo:rsid="0039a325" style:font-style-asian="italic" style:font-weight-asian="bold" style:font-style-complex="italic" style:font-weight-complex="bold"/>
    </style:style>
    <style:style style:name="T10" style:family="text">
      <style:text-properties fo:language="en" fo:country="US" fo:font-style="italic" fo:font-weight="normal" officeooo:rsid="0039a325" style:font-style-asian="italic" style:font-weight-asian="normal" style:font-style-complex="italic" style:font-weight-complex="normal"/>
    </style:style>
    <style:style style:name="T11" style:family="text">
      <style:text-properties fo:language="en" fo:country="US" fo:font-style="normal" fo:font-weight="normal" officeooo:rsid="001a35fd" style:font-style-asian="normal" style:font-weight-asian="normal" style:font-style-complex="normal" style:font-weight-complex="normal"/>
    </style:style>
    <style:style style:name="T12" style:family="text">
      <style:text-properties fo:language="en" fo:country="US" fo:font-style="normal" fo:font-weight="normal" officeooo:rsid="001d9a80" style:font-style-asian="normal" style:font-weight-asian="normal" style:font-style-complex="normal" style:font-weight-complex="normal"/>
    </style:style>
    <style:style style:name="T13" style:family="text">
      <style:text-properties fo:language="en" fo:country="US" fo:font-style="normal" fo:font-weight="normal" officeooo:rsid="0035705f" style:font-style-asian="normal" style:font-weight-asian="normal" style:font-style-complex="normal" style:font-weight-complex="normal"/>
    </style:style>
    <style:style style:name="T14" style:family="text">
      <style:text-properties fo:language="en" fo:country="US" fo:font-style="normal" fo:font-weight="normal" officeooo:rsid="0037b4b0" style:font-style-asian="normal" style:font-weight-asian="normal" style:font-style-complex="normal" style:font-weight-complex="normal"/>
    </style:style>
    <style:style style:name="T15" style:family="text">
      <style:text-properties fo:language="en" fo:country="US" fo:font-style="normal" fo:font-weight="normal" officeooo:rsid="0039a325" style:font-style-asian="normal" style:font-weight-asian="normal" style:font-style-complex="normal" style:font-weight-complex="normal"/>
    </style:style>
    <style:style style:name="T16" style:family="text">
      <style:text-properties fo:language="en" fo:country="US" fo:font-style="normal" fo:font-weight="normal" officeooo:rsid="00473737" style:font-style-asian="normal" style:font-weight-asian="normal" style:font-style-complex="normal" style:font-weight-complex="normal"/>
    </style:style>
    <style:style style:name="T17" style:family="text">
      <style:text-properties fo:language="en" fo:country="US" fo:font-style="normal" fo:font-weight="normal" officeooo:rsid="004d8793" style:font-style-asian="normal" style:font-weight-asian="normal" style:font-style-complex="normal" style:font-weight-complex="normal"/>
    </style:style>
    <style:style style:name="T18" style:family="text">
      <style:text-properties fo:language="en" fo:country="US" fo:font-style="normal" fo:font-weight="bold" officeooo:rsid="001d9a80" style:font-style-asian="normal" style:font-weight-asian="bold" style:font-style-complex="normal" style:font-weight-complex="bold"/>
    </style:style>
    <style:style style:name="T19" style:family="text">
      <style:text-properties fo:language="en" fo:country="US" fo:font-style="normal" fo:font-weight="bold" officeooo:rsid="0039a325" style:font-style-asian="normal" style:font-weight-asian="bold" style:font-style-complex="normal" style:font-weight-complex="bold"/>
    </style:style>
    <style:style style:name="T20" style:family="text">
      <style:text-properties fo:language="en" fo:country="US" fo:font-style="normal" officeooo:rsid="00473737" style:font-style-asian="normal" style:font-style-complex="normal"/>
    </style:style>
    <style:style style:name="T21" style:family="text">
      <style:text-properties fo:language="en" fo:country="US" fo:font-style="normal" officeooo:rsid="004d8793" style:font-style-asian="normal" style:font-style-complex="normal"/>
    </style:style>
    <style:style style:name="T22" style:family="text">
      <style:text-properties fo:language="en" fo:country="US" officeooo:rsid="0039a325"/>
    </style:style>
    <style:style style:name="T23" style:family="text">
      <style:text-properties fo:language="en" fo:country="US" officeooo:rsid="00473737"/>
    </style:style>
    <style:style style:name="T24" style:family="text">
      <style:text-properties fo:language="en" fo:country="US" officeooo:rsid="004d8793"/>
    </style:style>
    <style:style style:name="T25" style:family="text">
      <style:text-properties fo:language="ru" fo:country="RU" officeooo:rsid="0005b1aa"/>
    </style:style>
    <style:style style:name="T26" style:family="text">
      <style:text-properties fo:language="ru" fo:country="RU" fo:font-weight="normal" officeooo:rsid="001fcca4" style:font-weight-asian="normal" style:font-weight-complex="normal"/>
    </style:style>
    <style:style style:name="T27" style:family="text">
      <style:text-properties fo:language="ru" fo:country="RU" fo:font-style="italic" fo:font-weight="bold" officeooo:rsid="001fcca4" style:font-style-asian="italic" style:font-weight-asian="bold" style:font-style-complex="italic" style:font-weight-complex="bold"/>
    </style:style>
    <style:style style:name="T28" style:family="text">
      <style:text-properties fo:language="ru" fo:country="RU" fo:font-style="italic" fo:font-weight="bold" officeooo:rsid="002df63e" style:font-style-asian="italic" style:font-weight-asian="bold" style:font-style-complex="italic" style:font-weight-complex="bold"/>
    </style:style>
    <style:style style:name="T29" style:family="text">
      <style:text-properties fo:language="ru" fo:country="RU" fo:font-style="italic" fo:font-weight="bold" officeooo:rsid="002f8729" style:font-style-asian="italic" style:font-weight-asian="bold" style:font-style-complex="italic" style:font-weight-complex="bold"/>
    </style:style>
    <style:style style:name="T30" style:family="text">
      <style:text-properties fo:language="ru" fo:country="RU" fo:font-style="italic" fo:font-weight="bold" officeooo:rsid="0002cc2d" style:font-style-asian="italic" style:font-weight-asian="bold" style:font-style-complex="italic" style:font-weight-complex="bold"/>
    </style:style>
    <style:style style:name="T31" style:family="text">
      <style:text-properties fo:language="ru" fo:country="RU" fo:font-style="italic" fo:font-weight="normal" officeooo:rsid="002df63e" style:font-style-asian="italic" style:font-weight-asian="normal" style:font-style-complex="italic" style:font-weight-complex="normal"/>
    </style:style>
    <style:style style:name="T32" style:family="text">
      <style:text-properties fo:language="ru" fo:country="RU" fo:font-style="italic" fo:font-weight="normal" officeooo:rsid="0002cc2d" style:font-style-asian="italic" style:font-weight-asian="normal" style:font-style-complex="italic" style:font-weight-complex="normal"/>
    </style:style>
    <style:style style:name="T33" style:family="text">
      <style:text-properties fo:language="ru" fo:country="RU" fo:font-style="normal" fo:font-weight="normal" officeooo:rsid="001fcca4" style:font-style-asian="normal" style:font-weight-asian="normal" style:font-style-complex="normal" style:font-weight-complex="normal"/>
    </style:style>
    <style:style style:name="T34" style:family="text">
      <style:text-properties fo:language="ru" fo:country="RU" fo:font-style="normal" fo:font-weight="normal" officeooo:rsid="00209af2" style:font-style-asian="normal" style:font-weight-asian="normal" style:font-style-complex="normal" style:font-weight-complex="normal"/>
    </style:style>
    <style:style style:name="T35" style:family="text">
      <style:text-properties fo:language="ru" fo:country="RU" fo:font-style="normal" fo:font-weight="normal" officeooo:rsid="002df63e" style:font-style-asian="normal" style:font-weight-asian="normal" style:font-style-complex="normal" style:font-weight-complex="normal"/>
    </style:style>
    <style:style style:name="T36" style:family="text">
      <style:text-properties fo:language="ru" fo:country="RU" fo:font-style="normal" fo:font-weight="normal" officeooo:rsid="002eb32a" style:font-style-asian="normal" style:font-weight-asian="normal" style:font-style-complex="normal" style:font-weight-complex="normal"/>
    </style:style>
    <style:style style:name="T37" style:family="text">
      <style:text-properties fo:language="ru" fo:country="RU" fo:font-style="normal" fo:font-weight="normal" officeooo:rsid="002f049f" style:font-style-asian="normal" style:font-weight-asian="normal" style:font-style-complex="normal" style:font-weight-complex="normal"/>
    </style:style>
    <style:style style:name="T38" style:family="text">
      <style:text-properties fo:language="ru" fo:country="RU" fo:font-style="normal" fo:font-weight="normal" officeooo:rsid="002f8729" style:font-style-asian="normal" style:font-weight-asian="normal" style:font-style-complex="normal" style:font-weight-complex="normal"/>
    </style:style>
    <style:style style:name="T39" style:family="text">
      <style:text-properties fo:language="ru" fo:country="RU" fo:font-style="normal" fo:font-weight="normal" officeooo:rsid="00351f78" style:font-style-asian="normal" style:font-weight-asian="normal" style:font-style-complex="normal" style:font-weight-complex="normal"/>
    </style:style>
    <style:style style:name="T40" style:family="text">
      <style:text-properties fo:language="ru" fo:country="RU" fo:font-style="normal" fo:font-weight="normal" officeooo:rsid="0002cc2d" style:font-style-asian="normal" style:font-weight-asian="normal" style:font-style-complex="normal" style:font-weight-complex="normal"/>
    </style:style>
    <style:style style:name="T41" style:family="text">
      <style:text-properties fo:language="ru" fo:country="RU" fo:font-style="normal" fo:font-weight="bold" officeooo:rsid="002df63e" style:font-style-asian="normal" style:font-weight-asian="bold" style:font-style-complex="normal" style:font-weight-complex="bold"/>
    </style:style>
    <style:style style:name="T42" style:family="text">
      <style:text-properties fo:language="ru" fo:country="RU" fo:font-style="normal" fo:font-weight="bold" officeooo:rsid="0002cc2d" style:font-style-asian="normal" style:font-weight-asian="bold" style:font-style-complex="normal" style:font-weight-complex="bold"/>
    </style:style>
    <style:style style:name="T43" style:family="text">
      <style:text-properties officeooo:rsid="000e33ed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1) Какому уровню стека протоколов TCP/IP соответствует протокол TCP</text:p>
      <text:p text:style-name="P1"><text:tab/><text:span text:style-name="T4">+ </text:span>транспортный</text:p>
      <text:p text:style-name="P1"/>
      <text:p text:style-name="P1"><text:tab/>2) Укажите соответствие состояния его описанию</text:p>
      <text:p text:style-name="P1"><text:tab/></text:p>
      <text:p text:style-name="P1"/>
      <text:p text:style-name="P2"><text:span text:style-name="T1"><text:tab/>3) </text:span><text:span text:style-name="T25">У</text:span>кажите соответствие смены состояния клиента и флагов control bits в отправляемых пакетах</text:p>
      <text:p text:style-name="P3"><text:span text:style-name="T43"><text:tab/>+ </text:span>000010 - <text:span text:style-name="T44">LISTEN — </text:span><text:span text:style-name="T45">SYN</text:span><text:span text:style-name="T44">-RECEIVED / CLOSED - </text:span><text:span text:style-name="T45">SYN</text:span><text:span text:style-name="T46">-SENT</text:span></text:p>
      <text:p text:style-name="P4"><text:span text:style-name="T2"><text:tab/>+ </text:span>010000 - ESTABLISHED — <text:span text:style-name="T47">ESTABLISHED</text:span> / SYN-RECEIVED — <text:span text:style-name="T47">ESTABLISHED</text:span><text:line-break/><text:tab/> <text:span text:style-name="T3">+ 000001 / </text:span><text:span text:style-name="T7">010001</text:span><text:span text:style-name="T3"> - ESTABLISHED – CLOSE-</text:span><text:span text:style-name="T5">WAIT / </text:span><text:span text:style-name="T7">ESTABLISHED - </text:span><text:span text:style-name="T6">FIN-WAIT</text:span><text:span text:style-name="T7">-1</text:span><text:span text:style-name="T5"><text:line-break/><text:tab/></text:span><text:span text:style-name="T7"> </text:span><text:span text:style-name="T26">Если 000010, то во второй части ответа должно быть <text:s/></text:span><text:span text:style-name="T27">SYN</text:span><text:span text:style-name="T33">;</text:span></text:p>
      <text:p text:style-name="P4"><text:span text:style-name="T27"><text:tab/> </text:span><text:span text:style-name="T33">Если <text:s/>010000, то во второй части ответа должно быть </text:span><text:span text:style-name="T27">ESTABLISHED</text:span><text:span text:style-name="T33">;</text:span></text:p>
      <text:p text:style-name="P5"><text:span text:style-name="T33"><text:tab/> </text:span><text:span text:style-name="T34">Если <text:s/></text:span><text:span text:style-name="T11">000001 / </text:span><text:span text:style-name="T12">010001 </text:span><text:span text:style-name="T33">то во второй части ответа должно быть <text:s/></text:span><text:span text:style-name="T18">WAIT</text:span></text:p>
      <text:p text:style-name="P5"><text:span text:style-name="T18"/></text:p>
      <text:p text:style-name="P5"><text:span text:style-name="T18"><text:tab/></text:span><text:span text:style-name="T35">4) Укажите назначение полей заголовка пакета протокола TCP</text:span></text:p>
      <text:p text:style-name="P7"><text:span text:style-name="T35"><text:tab/></text:span><text:span text:style-name="T39">+ </text:span><text:span text:style-name="T28">window - </text:span><text:span text:style-name="T35">количество сегментов, которые можно передать без подтверждения доставки</text:span></text:p>
      <text:p text:style-name="P6"><text:span text:style-name="T35"><text:tab/></text:span><text:span text:style-name="T13">+ </text:span><text:span text:style-name="T30">control </text:span><text:span text:style-name="T40">bits</text:span><text:span text:style-name="T35"> <text:s/>- <text:s/>флаги</text:span><text:span text:style-name="T28"> управления</text:span><text:span text:style-name="T35"> процессом передачи</text:span></text:p>
      <text:p text:style-name="P5"><text:span text:style-name="T35"><text:tab/></text:span><text:span text:style-name="T14">+ </text:span><text:span text:style-name="T35">порт</text:span><text:span text:style-name="T28"> получателя</text:span><text:span text:style-name="T35"> - идентификатор процесса, являющегося </text:span><text:span text:style-name="T28">получателем </text:span><text:span text:style-name="T35">пакетов</text:span></text:p>
      <text:p text:style-name="P8"><text:span text:style-name="T35"><text:tab/></text:span><text:span text:style-name="T15">+ порт</text:span><text:span text:style-name="T9"> отправителя </text:span><text:span text:style-name="T10">-</text:span><text:span text:style-name="T9"> </text:span><text:span text:style-name="T15">идентификатор процесса, являющегося </text:span><text:span text:style-name="T9">источником </text:span><text:span text:style-name="T15">пакетов</text:span></text:p>
      <text:p text:style-name="P9"><text:span text:style-name="T9"><text:tab/>+ acknowledgment </text:span><text:span text:style-name="T15">number</text:span><text:span text:style-name="T9"> - </text:span><text:span text:style-name="T15">порядковый номер</text:span><text:span text:style-name="T9"> ожидаемого </text:span><text:span text:style-name="T15">сегмента</text:span></text:p>
      <text:p text:style-name="P11"><text:span text:style-name="T22"><text:tab/></text:span><text:span text:style-name="T23">+ sequence </text:span><text:span text:style-name="T16">number</text:span><text:span text:style-name="T23"> - порядковый </text:span><text:span text:style-name="T8">номер</text:span><text:span text:style-name="T23"> отправленного </text:span><text:span text:style-name="T16">сегмента данных</text:span></text:p>
      <text:p text:style-name="P12"><text:tab/><text:span text:style-name="T24">+ data offset - указатель на начало </text:span><text:span text:style-name="T17">поля данных</text:span></text:p>
      <text:p text:style-name="P10"><text:span text:style-name="T24"/></text:p>
      <text:p text:style-name="P10"/>
      <text:p text:style-name="P5"><text:soft-page-break/><text:span text:style-name="T35"><text:tab/>5) Что содержит поле sequence number при значении флагов<text:line-break/><text:tab/> </text:span><text:span text:style-name="T36">+ </text:span><text:span text:style-name="T35">010010 - инициализационный номер потока сегментов </text:span><text:span text:style-name="T28">ответчающей стороны</text:span></text:p>
      <text:p text:style-name="P5"><text:span text:style-name="T35"><text:tab/></text:span><text:span text:style-name="T37">+ </text:span><text:span text:style-name="T35">010000 - порядковый номер отправленного </text:span><text:span text:style-name="T28">сегмента данных</text:span></text:p>
      <text:p text:style-name="P5"><text:span text:style-name="T35"><text:tab/></text:span><text:span text:style-name="T38">+ 000010 - инициализационный номер потока сегментов инициатора </text:span><text:span text:style-name="T29">соединения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16:15:48.844000000</meta:creation-date>
    <dc:date>2024-05-14T16:54:28.015000000</dc:date>
    <meta:editing-duration>PT38M14S</meta:editing-duration>
    <meta:editing-cycles>50</meta:editing-cycles>
    <meta:generator>LibreOffice/24.2.0.3$Windows_X86_64 LibreOffice_project/da48488a73ddd66ea24cf16bbc4f7b9c08e9bea1</meta:generator>
    <meta:document-statistic meta:table-count="0" meta:image-count="0" meta:object-count="0" meta:page-count="2" meta:paragraph-count="20" meta:word-count="196" meta:character-count="1399" meta:non-whitespace-character-count="1184"/>
  </office:meta>
</office:document-meta>
</file>